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90000004201FEA9D44912D924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fo:min-height="0cm" fo:min-width="0cm"/>
      <style:paragraph-properties style:writing-mode="lr-tb"/>
    </style:style>
    <style:style style:name="gr3" style:family="graphic" style:parent-style-name="standard">
      <style:graphic-properties fo:min-height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10.362cm" svg:x="1.001cm" svg:y="9.75cm">
          <draw:image xlink:href="Pictures/1000000100000790000004201FEA9D44912D9246.png" xlink:type="simple" xlink:show="embed" xlink:actuate="onLoad" draw:mime-type="image/png">
            <text:p/>
          </draw:image>
        </draw:frame>
        <draw:custom-shape draw:style-name="gr2" draw:layer="layout" svg:width="3.499cm" svg:height="0.801cm" svg:x="3cm" svg:y="20.25cm">
          <text:p>Eigenschaften des aktuell bearbeiteten Elements</text:p>
          <draw:enhanced-geometry svg:viewBox="0 0 21600 21600" draw:mirror-horizontal="false" draw:type="line-callout-1" draw:modifiers="-4110.17142857143 -85080.2992518703 -1542.85714285714 5386.5336658354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layer="layout" svg:width="2.999cm" svg:height="0.801cm" svg:x="8.751cm" svg:y="20.25cm">
          <text:p>Berichtsbaum (zeigt Ebenen den Berichts)</text:p>
          <draw:enhanced-geometry svg:viewBox="0 0 21600 21600" draw:mirror-horizontal="false" draw:type="line-callout-1" draw:modifiers="-44085.6 -200352.11970074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2" draw:text-style-name="P2" draw:layer="layout" svg:width="1.999cm" svg:height="0.526cm" svg:x="15.75cm" svg:y="20.474cm">
          <text:p text:style-name="P2">Reportaufbau</text:p>
          <draw:enhanced-geometry svg:viewBox="0 0 21600 21600" draw:mirror-horizontal="false" draw:type="line-callout-1" draw:modifiers="-27604.8 -260962.428842505 -2700 3975.7115749525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="Arrow_20_short" draw:marker-start-width="0.2cm" draw:marker-start-center="false" draw:marker-end-width="0.2cm" draw:marker-end-center="false" draw:fill="solid" draw:fill-color="#cccccc" draw:textarea-horizontal-align="justify" draw:auto-grow-height="true" draw:auto-grow-width="true" fo:padding-top="0.125cm" fo:padding-bottom="0.125cm" fo:padding-left="0.25cm" fo:padding-right="0.25cm" fo:wrap-option="wrap" draw:shadow="hidden" draw:shadow-offset-x="0.2cm" draw:shadow-offset-y="0.2cm" draw:shadow-color="#808080" text:animation="none" draw:start-line-spacing-horizontal="0cm" draw:end-line-spacing-horizontal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Arrow" draw:marker-end-width="0.2cm" draw:fill="none" draw:auto-grow-width="true"/>
      <style:text-properties fo:font-size="8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8T18:34:17.103000000</meta:creation-date>
    <dc:date>2022-01-28T19:58:28.874818570</dc:date>
    <meta:editing-duration>PT10M20S</meta:editing-duration>
    <meta:editing-cycles>2</meta:editing-cycles>
    <meta:generator>LibreOffice/7.2.5.2$Linux_X86_64 LibreOffice_project/20$Build-2</meta:generator>
    <dc:creator>Ulrich Kloppenburg</dc:creator>
    <meta:document-statistic meta:object-count="4"/>
  </office:meta>
</office:document-meta>
</file>